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1.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8100" number:language="en" number:country="GB">
      <number:text-content/>
    </number:text-style>
    <style:style style:name="ce1" style:family="table-cell" style:parent-style-name="Excel_20_Built-in_20_Normal" style:data-style-name="N107">
      <style:table-cell-properties fo:border-bottom="none" fo:background-color="#eeeee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37">
      <style:table-cell-properties fo:border-bottom="0.002cm solid #000000" fo:background-color="#cccccc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8" style:family="table-cell" style:parent-style-name="Excel_20_Built-in_20_Normal" style:data-style-name="N10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" style:family="table-cell" style:parent-style-name="Default" style:data-style-name="N10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2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5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order-bottom="none" fo:background-color="#eeeeee" fo:border-left="none" fo:border-right="0.002cm solid #000000" fo:border-top="0.002cm solid #000000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order-bottom="none" fo:border-left="0.002cm solid #000000" fo:border-right="none" fo:border-top="none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6" table:default-cell-style-name="Default"/>
        <table:table-row table:style-name="ro3">
          <table:table-cell table:style-name="ce1" office:value-type="date" office:date-value="2022-04-01">
            <text:p>April 2022</text:p>
          </table:table-cell>
          <table:table-cell table:style-name="ce9" table:number-columns-repeated="3"/>
          <table:table-cell table:style-name="ce21"/>
          <table:table-cell/>
        </table:table-row>
        <table:table-row table:style-name="ro3">
          <table:table-cell table:style-name="ce2" office:value-type="date" office:date-value="2022-04-06">
            <text:p>06/04/22</text:p>
          </table:table-cell>
          <table:table-cell table:style-name="ce10" office:value-type="string">
            <text:p>Studio A</text:p>
          </table:table-cell>
          <table:table-cell table:style-name="ce17" office:value-type="string">
            <text:p>3D</text:p>
          </table:table-cell>
          <table:table-cell table:style-name="ce18" office:value-type="currency" office:currency="GBP" office:value="300">
            <text:p>£300.00</text:p>
          </table:table-cell>
          <table:table-cell table:style-name="ce22" office:value-type="float" office:value="1">
            <text:p>1</text:p>
          </table:table-cell>
          <table:table-cell table:style-name="ce29"/>
        </table:table-row>
        <table:table-row table:style-name="ro3">
          <table:table-cell table:style-name="ce3" table:formula="of:=[.A2] + 1" office:value-type="date" office:date-value="2022-04-07">
            <text:p>07/04/22</text:p>
          </table:table-cell>
          <table:table-cell table:style-name="ce10" office:value-type="string">
            <text:p>Studio B</text:p>
          </table:table-cell>
          <table:table-cell table:style-name="ce10" office:value-type="string">
            <text:p>2D</text:p>
          </table:table-cell>
          <table:table-cell table:style-name="ce18" office:value-type="currency" office:currency="GBP" office:value="200">
            <text:p>£200.00</text:p>
          </table:table-cell>
          <table:table-cell table:style-name="ce10" office:value-type="float" office:value="0">
            <text:p>0</text:p>
          </table:table-cell>
          <table:table-cell table:style-name="ce29"/>
        </table:table-row>
        <table:table-row table:style-name="ro3">
          <table:table-cell table:style-name="ce3" table:formula="of:=[.A3] + 1" office:value-type="date" office:date-value="2022-04-08">
            <text:p>08/04/22</text:p>
          </table:table-cell>
          <table:table-cell table:style-name="ce10" office:value-type="string">
            <text:p>Studio C</text:p>
          </table:table-cell>
          <table:table-cell office:value-type="string">
            <text:p>Programming</text:p>
          </table:table-cell>
          <table:table-cell table:style-name="ce18" office:value-type="currency" office:currency="GBP" office:value="100">
            <text:p>£100.00</text:p>
          </table:table-cell>
          <table:table-cell office:value-type="float" office:value="0">
            <text:p>0</text:p>
          </table:table-cell>
          <table:table-cell table:style-name="ce29"/>
        </table:table-row>
        <table:table-row table:style-name="ro3">
          <table:table-cell table:style-name="ce3" table:formula="of:=[.A4] + 1" office:value-type="date" office:date-value="2022-04-09">
            <text:p>09/04/22</text:p>
          </table:table-cell>
          <table:table-cell table:style-name="ce11" table:number-columns-repeated="2"/>
          <table:table-cell table:style-name="ce19"/>
          <table:table-cell table:style-name="ce10"/>
          <table:table-cell table:style-name="ce29"/>
        </table:table-row>
        <table:table-row table:style-name="ro3">
          <table:table-cell table:style-name="ce3" table:formula="of:=[.A5] + 1" office:value-type="date" office:date-value="2022-04-10">
            <text:p>10/04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3" table:formula="of:=[.A6] + 1" office:value-type="date" office:date-value="2022-04-11">
            <text:p>11/04/22</text:p>
          </table:table-cell>
          <table:table-cell table:number-columns-repeated="4"/>
          <table:table-cell table:style-name="ce29"/>
        </table:table-row>
        <table:table-row table:style-name="ro3">
          <table:table-cell table:style-name="ce3" table:formula="of:=[.A7] + 1" office:value-type="date" office:date-value="2022-04-12">
            <text:p>12/04/22</text:p>
          </table:table-cell>
          <table:table-cell table:style-name="ce11" table:number-columns-repeated="2"/>
          <table:table-cell table:style-name="ce19"/>
          <table:table-cell table:style-name="ce24"/>
          <table:table-cell/>
        </table:table-row>
        <table:table-row table:style-name="ro3">
          <table:table-cell table:style-name="ce3" table:formula="of:=[.A8] + 1" office:value-type="date" office:date-value="2022-04-13">
            <text:p>13/04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3" table:formula="of:=[.A9] + 1" office:value-type="date" office:date-value="2022-04-14">
            <text:p>14/04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3" table:formula="of:=[.A10] + 1" office:value-type="date" office:date-value="2022-04-15">
            <text:p>15/04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3" table:formula="of:=[.A11] + 1" office:value-type="date" office:date-value="2022-04-16">
            <text:p>16/04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3" table:formula="of:=[.A12] + 1" office:value-type="date" office:date-value="2022-04-17">
            <text:p>17/04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3" table:formula="of:=[.A13] + 1" office:value-type="date" office:date-value="2022-04-18">
            <text:p>18/04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3" table:formula="of:=[.A14] + 1" office:value-type="date" office:date-value="2022-04-19">
            <text:p>19/04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3" table:formula="of:=[.A15] + 1" office:value-type="date" office:date-value="2022-04-20">
            <text:p>20/04/22</text:p>
          </table:table-cell>
          <table:table-cell table:style-name="ce12"/>
          <table:table-cell table:style-name="ce11"/>
          <table:table-cell table:style-name="ce20"/>
          <table:table-cell table:style-name="ce23"/>
          <table:table-cell/>
        </table:table-row>
        <table:table-row table:style-name="ro3">
          <table:table-cell table:style-name="ce3" table:formula="of:=[.A16] + 1" office:value-type="date" office:date-value="2022-04-21">
            <text:p>21/04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3" table:formula="of:=[.A17] + 1" office:value-type="date" office:date-value="2022-04-22">
            <text:p>22/04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3" table:formula="of:=[.A18] + 1" office:value-type="date" office:date-value="2022-04-23">
            <text:p>23/04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3" table:formula="of:=[.A19] + 1" office:value-type="date" office:date-value="2022-04-24">
            <text:p>24/04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3" table:formula="of:=[.A20] + 1" office:value-type="date" office:date-value="2022-04-25">
            <text:p>25/04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3" table:formula="of:=[.A21] + 1" office:value-type="date" office:date-value="2022-04-26">
            <text:p>26/04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3" table:formula="of:=[.A22] + 1" office:value-type="date" office:date-value="2022-04-27">
            <text:p>27/04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3" table:formula="of:=[.A23] + 1" office:value-type="date" office:date-value="2022-04-28">
            <text:p>28/04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3" table:formula="of:=[.A24] + 1" office:value-type="date" office:date-value="2022-04-29">
            <text:p>29/04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4" table:formula="of:=[.A25] + 1" office:value-type="date" office:date-value="2022-04-30">
            <text:p>30/04/22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Default" table:number-columns-repeated="5"/>
          <table:table-cell/>
        </table:table-row>
        <table:table-row table:style-name="ro3">
          <table:table-cell table:style-name="ce1" office:value-type="date" office:date-value="2022-05-01">
            <text:p>May 2022</text:p>
          </table:table-cell>
          <table:table-cell table:style-name="ce14" table:number-columns-repeated="3"/>
          <table:table-cell table:style-name="ce27"/>
          <table:table-cell/>
        </table:table-row>
        <table:table-row table:style-name="ro3">
          <table:table-cell table:style-name="ce2" office:value-type="date" office:date-value="2022-05-01">
            <text:p>01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02">
            <text:p>02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03">
            <text:p>03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04">
            <text:p>04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05">
            <text:p>05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06">
            <text:p>06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07">
            <text:p>07/05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08">
            <text:p>08/05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09">
            <text:p>09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10">
            <text:p>10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11">
            <text:p>11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12">
            <text:p>12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13">
            <text:p>13/05/22</text:p>
          </table:table-cell>
          <table:table-cell table:style-name="ce11" table:number-columns-repeated="2"/>
          <table:table-cell table:style-name="ce19"/>
          <table:table-cell table:style-name="ce25"/>
          <table:table-cell/>
        </table:table-row>
        <table:table-row table:style-name="ro3">
          <table:table-cell table:style-name="ce2" office:value-type="date" office:date-value="2022-05-14">
            <text:p>14/05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15">
            <text:p>15/05/22</text:p>
          </table:table-cell>
          <table:table-cell table:style-name="ce12"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16">
            <text:p>16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17">
            <text:p>17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18">
            <text:p>18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19">
            <text:p>19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0">
            <text:p>20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1">
            <text:p>21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2">
            <text:p>22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3">
            <text:p>23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4">
            <text:p>24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5">
            <text:p>25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6">
            <text:p>26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7">
            <text:p>27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8">
            <text:p>28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29">
            <text:p>29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office:value-type="date" office:date-value="2022-05-30">
            <text:p>30/05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office:value-type="date" office:date-value="2022-05-31">
            <text:p>31/05/22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2"/>
          <table:table-cell table:number-columns-repeated="5"/>
        </table:table-row>
        <table:table-row table:style-name="ro3">
          <table:table-cell table:style-name="ce1" office:value-type="date" office:date-value="2022-06-01">
            <text:p>June 2022</text:p>
          </table:table-cell>
          <table:table-cell table:style-name="ce9" table:number-columns-repeated="3"/>
          <table:table-cell table:style-name="ce21"/>
          <table:table-cell/>
        </table:table-row>
        <table:table-row table:style-name="ro3">
          <table:table-cell table:style-name="ce2" office:value-type="date" office:date-value="2022-06-01">
            <text:p>01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62] + 1" office:value-type="date" office:date-value="2022-06-02">
            <text:p>02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63] + 1" office:value-type="date" office:date-value="2022-06-03">
            <text:p>03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64] + 1" office:value-type="date" office:date-value="2022-06-04">
            <text:p>04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65] + 1" office:value-type="date" office:date-value="2022-06-05">
            <text:p>05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66] + 1" office:value-type="date" office:date-value="2022-06-06">
            <text:p>06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67] + 1" office:value-type="date" office:date-value="2022-06-07">
            <text:p>07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68] + 1" office:value-type="date" office:date-value="2022-06-08">
            <text:p>08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69] + 1" office:value-type="date" office:date-value="2022-06-09">
            <text:p>09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0] + 1" office:value-type="date" office:date-value="2022-06-10">
            <text:p>10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1] + 1" office:value-type="date" office:date-value="2022-06-11">
            <text:p>11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2] + 1" office:value-type="date" office:date-value="2022-06-12">
            <text:p>12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3] + 1" office:value-type="date" office:date-value="2022-06-13">
            <text:p>13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4] + 1" office:value-type="date" office:date-value="2022-06-14">
            <text:p>14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5] + 1" office:value-type="date" office:date-value="2022-06-15">
            <text:p>15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6] + 1" office:value-type="date" office:date-value="2022-06-16">
            <text:p>16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7] + 1" office:value-type="date" office:date-value="2022-06-17">
            <text:p>17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8] + 1" office:value-type="date" office:date-value="2022-06-18">
            <text:p>18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79] + 1" office:value-type="date" office:date-value="2022-06-19">
            <text:p>19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0] + 1" office:value-type="date" office:date-value="2022-06-20">
            <text:p>20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1] + 1" office:value-type="date" office:date-value="2022-06-21">
            <text:p>21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2] + 1" office:value-type="date" office:date-value="2022-06-22">
            <text:p>22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3] + 1" office:value-type="date" office:date-value="2022-06-23">
            <text:p>23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4] + 1" office:value-type="date" office:date-value="2022-06-24">
            <text:p>24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5] + 1" office:value-type="date" office:date-value="2022-06-25">
            <text:p>25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6] + 1" office:value-type="date" office:date-value="2022-06-26">
            <text:p>26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7] + 1" office:value-type="date" office:date-value="2022-06-27">
            <text:p>27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8] + 1" office:value-type="date" office:date-value="2022-06-28">
            <text:p>28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89] + 1" office:value-type="date" office:date-value="2022-06-29">
            <text:p>29/06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90] + 1" office:value-type="date" office:date-value="2022-06-30">
            <text:p>30/06/22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6"/>
          <table:table-cell table:style-name="ce15" table:number-columns-repeated="4"/>
          <table:table-cell table:style-name="ce30"/>
        </table:table-row>
        <table:table-row table:style-name="ro3">
          <table:table-cell table:style-name="ce1" office:value-type="date" office:date-value="2022-07-01">
            <text:p>July 2022</text:p>
          </table:table-cell>
          <table:table-cell table:style-name="ce9" table:number-columns-repeated="3"/>
          <table:table-cell table:style-name="ce21"/>
          <table:table-cell table:style-name="ce30"/>
        </table:table-row>
        <table:table-row table:style-name="ro3">
          <table:table-cell table:style-name="ce6" table:formula="of:=[.A91] + 1" office:value-type="date" office:date-value="2022-07-01">
            <text:p>01/07/22</text:p>
          </table:table-cell>
          <table:table-cell table:style-name="ce15" table:number-columns-repeated="3"/>
          <table:table-cell table:style-name="ce28"/>
          <table:table-cell/>
        </table:table-row>
        <table:table-row table:style-name="ro3">
          <table:table-cell table:style-name="ce2" table:formula="of:=[.A94] + 1" office:value-type="date" office:date-value="2022-07-02">
            <text:p>02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95] + 1" office:value-type="date" office:date-value="2022-07-03">
            <text:p>03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96] + 1" office:value-type="date" office:date-value="2022-07-04">
            <text:p>04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97] + 1" office:value-type="date" office:date-value="2022-07-05">
            <text:p>05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98] + 1" office:value-type="date" office:date-value="2022-07-06">
            <text:p>06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99] + 1" office:value-type="date" office:date-value="2022-07-07">
            <text:p>07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0] + 1" office:value-type="date" office:date-value="2022-07-08">
            <text:p>08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1] + 1" office:value-type="date" office:date-value="2022-07-09">
            <text:p>09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2] + 1" office:value-type="date" office:date-value="2022-07-10">
            <text:p>10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3] + 1" office:value-type="date" office:date-value="2022-07-11">
            <text:p>11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4] + 1" office:value-type="date" office:date-value="2022-07-12">
            <text:p>12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5] + 1" office:value-type="date" office:date-value="2022-07-13">
            <text:p>13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6] + 1" office:value-type="date" office:date-value="2022-07-14">
            <text:p>14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7] + 1" office:value-type="date" office:date-value="2022-07-15">
            <text:p>15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8] + 1" office:value-type="date" office:date-value="2022-07-16">
            <text:p>16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09] + 1" office:value-type="date" office:date-value="2022-07-17">
            <text:p>17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0] + 1" office:value-type="date" office:date-value="2022-07-18">
            <text:p>18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1] + 1" office:value-type="date" office:date-value="2022-07-19">
            <text:p>19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2] + 1" office:value-type="date" office:date-value="2022-07-20">
            <text:p>20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3] + 1" office:value-type="date" office:date-value="2022-07-21">
            <text:p>21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4] + 1" office:value-type="date" office:date-value="2022-07-22">
            <text:p>22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5] + 1" office:value-type="date" office:date-value="2022-07-23">
            <text:p>23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6] + 1" office:value-type="date" office:date-value="2022-07-24">
            <text:p>24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7] + 1" office:value-type="date" office:date-value="2022-07-25">
            <text:p>25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8] + 1" office:value-type="date" office:date-value="2022-07-26">
            <text:p>26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19] + 1" office:value-type="date" office:date-value="2022-07-27">
            <text:p>27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20] + 1" office:value-type="date" office:date-value="2022-07-28">
            <text:p>28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21] + 1" office:value-type="date" office:date-value="2022-07-29">
            <text:p>29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22] + 1" office:value-type="date" office:date-value="2022-07-30">
            <text:p>30/07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123] + 1" office:value-type="date" office:date-value="2022-07-31">
            <text:p>31/07/22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6"/>
          <table:table-cell table:style-name="ce15" table:number-columns-repeated="4"/>
          <table:table-cell table:style-name="ce30"/>
        </table:table-row>
        <table:table-row table:style-name="ro3">
          <table:table-cell table:style-name="ce1" office:value-type="date" office:date-value="2022-08-01">
            <text:p>August 2022</text:p>
          </table:table-cell>
          <table:table-cell table:style-name="ce9" table:number-columns-repeated="3"/>
          <table:table-cell table:style-name="ce21"/>
          <table:table-cell table:style-name="ce30"/>
        </table:table-row>
        <table:table-row table:style-name="ro3">
          <table:table-cell table:style-name="ce2" table:formula="of:=[.A124] + 1" office:value-type="date" office:date-value="2022-08-01">
            <text:p>01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27] + 1" office:value-type="date" office:date-value="2022-08-02">
            <text:p>02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28] + 1" office:value-type="date" office:date-value="2022-08-03">
            <text:p>03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29] + 1" office:value-type="date" office:date-value="2022-08-04">
            <text:p>04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0] + 1" office:value-type="date" office:date-value="2022-08-05">
            <text:p>05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1] + 1" office:value-type="date" office:date-value="2022-08-06">
            <text:p>06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2] + 1" office:value-type="date" office:date-value="2022-08-07">
            <text:p>07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3] + 1" office:value-type="date" office:date-value="2022-08-08">
            <text:p>08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4] + 1" office:value-type="date" office:date-value="2022-08-09">
            <text:p>09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5] + 1" office:value-type="date" office:date-value="2022-08-10">
            <text:p>10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6] + 1" office:value-type="date" office:date-value="2022-08-11">
            <text:p>11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7] + 1" office:value-type="date" office:date-value="2022-08-12">
            <text:p>12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8] + 1" office:value-type="date" office:date-value="2022-08-13">
            <text:p>13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39] + 1" office:value-type="date" office:date-value="2022-08-14">
            <text:p>14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0] + 1" office:value-type="date" office:date-value="2022-08-15">
            <text:p>15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1] + 1" office:value-type="date" office:date-value="2022-08-16">
            <text:p>16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2] + 1" office:value-type="date" office:date-value="2022-08-17">
            <text:p>17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3] + 1" office:value-type="date" office:date-value="2022-08-18">
            <text:p>18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4] + 1" office:value-type="date" office:date-value="2022-08-19">
            <text:p>19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5] + 1" office:value-type="date" office:date-value="2022-08-20">
            <text:p>20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6] + 1" office:value-type="date" office:date-value="2022-08-21">
            <text:p>21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7] + 1" office:value-type="date" office:date-value="2022-08-22">
            <text:p>22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8] + 1" office:value-type="date" office:date-value="2022-08-23">
            <text:p>23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49] + 1" office:value-type="date" office:date-value="2022-08-24">
            <text:p>24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50] + 1" office:value-type="date" office:date-value="2022-08-25">
            <text:p>25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51] + 1" office:value-type="date" office:date-value="2022-08-26">
            <text:p>26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52] + 1" office:value-type="date" office:date-value="2022-08-27">
            <text:p>27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53] + 1" office:value-type="date" office:date-value="2022-08-28">
            <text:p>28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54] + 1" office:value-type="date" office:date-value="2022-08-29">
            <text:p>29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55] + 1" office:value-type="date" office:date-value="2022-08-30">
            <text:p>30/08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156] + 1" office:value-type="date" office:date-value="2022-08-31">
            <text:p>31/08/22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6"/>
          <table:table-cell table:style-name="ce15" table:number-columns-repeated="4"/>
          <table:table-cell table:style-name="ce30"/>
        </table:table-row>
        <table:table-row table:style-name="ro3">
          <table:table-cell table:style-name="ce1" office:value-type="date" office:date-value="2022-09-01">
            <text:p>September 2022</text:p>
          </table:table-cell>
          <table:table-cell table:style-name="ce9" table:number-columns-repeated="3"/>
          <table:table-cell table:style-name="ce21"/>
          <table:table-cell table:style-name="ce30"/>
        </table:table-row>
        <table:table-row table:style-name="ro3">
          <table:table-cell table:style-name="ce2" table:formula="of:=[.A157] + 1" office:value-type="date" office:date-value="2022-09-01">
            <text:p>01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0] + 1" office:value-type="date" office:date-value="2022-09-02">
            <text:p>02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1] + 1" office:value-type="date" office:date-value="2022-09-03">
            <text:p>03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2] + 1" office:value-type="date" office:date-value="2022-09-04">
            <text:p>04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3] + 1" office:value-type="date" office:date-value="2022-09-05">
            <text:p>05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4] + 1" office:value-type="date" office:date-value="2022-09-06">
            <text:p>06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5] + 1" office:value-type="date" office:date-value="2022-09-07">
            <text:p>07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6] + 1" office:value-type="date" office:date-value="2022-09-08">
            <text:p>08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7] + 1" office:value-type="date" office:date-value="2022-09-09">
            <text:p>09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8] + 1" office:value-type="date" office:date-value="2022-09-10">
            <text:p>10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69] + 1" office:value-type="date" office:date-value="2022-09-11">
            <text:p>11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0] + 1" office:value-type="date" office:date-value="2022-09-12">
            <text:p>12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1] + 1" office:value-type="date" office:date-value="2022-09-13">
            <text:p>13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2] + 1" office:value-type="date" office:date-value="2022-09-14">
            <text:p>14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3] + 1" office:value-type="date" office:date-value="2022-09-15">
            <text:p>15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4] + 1" office:value-type="date" office:date-value="2022-09-16">
            <text:p>16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5] + 1" office:value-type="date" office:date-value="2022-09-17">
            <text:p>17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6] + 1" office:value-type="date" office:date-value="2022-09-18">
            <text:p>18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7] + 1" office:value-type="date" office:date-value="2022-09-19">
            <text:p>19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8] + 1" office:value-type="date" office:date-value="2022-09-20">
            <text:p>20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79] + 1" office:value-type="date" office:date-value="2022-09-21">
            <text:p>21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80] + 1" office:value-type="date" office:date-value="2022-09-22">
            <text:p>22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81] + 1" office:value-type="date" office:date-value="2022-09-23">
            <text:p>23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82] + 1" office:value-type="date" office:date-value="2022-09-24">
            <text:p>24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83] + 1" office:value-type="date" office:date-value="2022-09-25">
            <text:p>25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84] + 1" office:value-type="date" office:date-value="2022-09-26">
            <text:p>26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85] + 1" office:value-type="date" office:date-value="2022-09-27">
            <text:p>27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86] + 1" office:value-type="date" office:date-value="2022-09-28">
            <text:p>28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87] + 1" office:value-type="date" office:date-value="2022-09-29">
            <text:p>29/09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188] + 1" office:value-type="date" office:date-value="2022-09-30">
            <text:p>30/09/22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6"/>
          <table:table-cell table:style-name="ce15" table:number-columns-repeated="4"/>
          <table:table-cell table:style-name="ce30"/>
        </table:table-row>
        <table:table-row table:style-name="ro3">
          <table:table-cell table:style-name="ce1" office:value-type="date" office:date-value="2022-10-01">
            <text:p>October 2022</text:p>
          </table:table-cell>
          <table:table-cell table:style-name="ce9" table:number-columns-repeated="3"/>
          <table:table-cell table:style-name="ce21"/>
          <table:table-cell table:style-name="ce30"/>
        </table:table-row>
        <table:table-row table:style-name="ro3">
          <table:table-cell table:style-name="ce2" table:formula="of:=[.A189] + 1" office:value-type="date" office:date-value="2022-10-01">
            <text:p>01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92] + 1" office:value-type="date" office:date-value="2022-10-02">
            <text:p>02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93] + 1" office:value-type="date" office:date-value="2022-10-03">
            <text:p>03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94] + 1" office:value-type="date" office:date-value="2022-10-04">
            <text:p>04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95] + 1" office:value-type="date" office:date-value="2022-10-05">
            <text:p>05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96] + 1" office:value-type="date" office:date-value="2022-10-06">
            <text:p>06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97] + 1" office:value-type="date" office:date-value="2022-10-07">
            <text:p>07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98] + 1" office:value-type="date" office:date-value="2022-10-08">
            <text:p>08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199] + 1" office:value-type="date" office:date-value="2022-10-09">
            <text:p>09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0] + 1" office:value-type="date" office:date-value="2022-10-10">
            <text:p>10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1] + 1" office:value-type="date" office:date-value="2022-10-11">
            <text:p>11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2] + 1" office:value-type="date" office:date-value="2022-10-12">
            <text:p>12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3] + 1" office:value-type="date" office:date-value="2022-10-13">
            <text:p>13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4] + 1" office:value-type="date" office:date-value="2022-10-14">
            <text:p>14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5] + 1" office:value-type="date" office:date-value="2022-10-15">
            <text:p>15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6] + 1" office:value-type="date" office:date-value="2022-10-16">
            <text:p>16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7] + 1" office:value-type="date" office:date-value="2022-10-17">
            <text:p>17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8] + 1" office:value-type="date" office:date-value="2022-10-18">
            <text:p>18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09] + 1" office:value-type="date" office:date-value="2022-10-19">
            <text:p>19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0] + 1" office:value-type="date" office:date-value="2022-10-20">
            <text:p>20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1] + 1" office:value-type="date" office:date-value="2022-10-21">
            <text:p>21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2] + 1" office:value-type="date" office:date-value="2022-10-22">
            <text:p>22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3] + 1" office:value-type="date" office:date-value="2022-10-23">
            <text:p>23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4] + 1" office:value-type="date" office:date-value="2022-10-24">
            <text:p>24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5] + 1" office:value-type="date" office:date-value="2022-10-25">
            <text:p>25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6] + 1" office:value-type="date" office:date-value="2022-10-26">
            <text:p>26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7] + 1" office:value-type="date" office:date-value="2022-10-27">
            <text:p>27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8] + 1" office:value-type="date" office:date-value="2022-10-28">
            <text:p>28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19] + 1" office:value-type="date" office:date-value="2022-10-29">
            <text:p>29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20] + 1" office:value-type="date" office:date-value="2022-10-30">
            <text:p>30/10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221] + 1" office:value-type="date" office:date-value="2022-10-31">
            <text:p>31/10/22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7"/>
          <table:table-cell table:style-name="ce16" table:number-columns-repeated="4"/>
          <table:table-cell/>
        </table:table-row>
        <table:table-row table:style-name="ro3">
          <table:table-cell table:style-name="ce1" office:value-type="date" office:date-value="2022-11-01">
            <text:p>November 2022</text:p>
          </table:table-cell>
          <table:table-cell table:style-name="ce9" table:number-columns-repeated="3"/>
          <table:table-cell table:style-name="ce21"/>
          <table:table-cell/>
        </table:table-row>
        <table:table-row table:style-name="ro3">
          <table:table-cell table:style-name="ce2" table:formula="of:=[.A222] + 1" office:value-type="date" office:date-value="2022-11-01">
            <text:p>01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25] + 1" office:value-type="date" office:date-value="2022-11-02">
            <text:p>02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26] + 1" office:value-type="date" office:date-value="2022-11-03">
            <text:p>03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27] + 1" office:value-type="date" office:date-value="2022-11-04">
            <text:p>04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28] + 1" office:value-type="date" office:date-value="2022-11-05">
            <text:p>05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29] + 1" office:value-type="date" office:date-value="2022-11-06">
            <text:p>06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0] + 1" office:value-type="date" office:date-value="2022-11-07">
            <text:p>07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1] + 1" office:value-type="date" office:date-value="2022-11-08">
            <text:p>08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2] + 1" office:value-type="date" office:date-value="2022-11-09">
            <text:p>09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3] + 1" office:value-type="date" office:date-value="2022-11-10">
            <text:p>10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4] + 1" office:value-type="date" office:date-value="2022-11-11">
            <text:p>11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5] + 1" office:value-type="date" office:date-value="2022-11-12">
            <text:p>12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6] + 1" office:value-type="date" office:date-value="2022-11-13">
            <text:p>13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7] + 1" office:value-type="date" office:date-value="2022-11-14">
            <text:p>14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8] + 1" office:value-type="date" office:date-value="2022-11-15">
            <text:p>15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39] + 1" office:value-type="date" office:date-value="2022-11-16">
            <text:p>16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0] + 1" office:value-type="date" office:date-value="2022-11-17">
            <text:p>17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1] + 1" office:value-type="date" office:date-value="2022-11-18">
            <text:p>18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2] + 1" office:value-type="date" office:date-value="2022-11-19">
            <text:p>19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3] + 1" office:value-type="date" office:date-value="2022-11-20">
            <text:p>20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4] + 1" office:value-type="date" office:date-value="2022-11-21">
            <text:p>21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5] + 1" office:value-type="date" office:date-value="2022-11-22">
            <text:p>22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6] + 1" office:value-type="date" office:date-value="2022-11-23">
            <text:p>23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7] + 1" office:value-type="date" office:date-value="2022-11-24">
            <text:p>24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8] + 1" office:value-type="date" office:date-value="2022-11-25">
            <text:p>25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49] + 1" office:value-type="date" office:date-value="2022-11-26">
            <text:p>26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50] + 1" office:value-type="date" office:date-value="2022-11-27">
            <text:p>27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51] + 1" office:value-type="date" office:date-value="2022-11-28">
            <text:p>28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52] + 1" office:value-type="date" office:date-value="2022-11-29">
            <text:p>29/11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253] + 1" office:value-type="date" office:date-value="2022-11-30">
            <text:p>30/11/22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6"/>
          <table:table-cell table:style-name="ce15" table:number-columns-repeated="4"/>
          <table:table-cell table:style-name="ce30"/>
        </table:table-row>
        <table:table-row table:style-name="ro3">
          <table:table-cell table:style-name="ce1" office:value-type="date" office:date-value="2022-12-01">
            <text:p>December 2022</text:p>
          </table:table-cell>
          <table:table-cell table:style-name="ce9" table:number-columns-repeated="3"/>
          <table:table-cell table:style-name="ce21"/>
          <table:table-cell table:style-name="ce30"/>
        </table:table-row>
        <table:table-row table:style-name="ro3">
          <table:table-cell table:style-name="ce2" table:formula="of:=[.A254] + 1" office:value-type="date" office:date-value="2022-12-01">
            <text:p>01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57] + 1" office:value-type="date" office:date-value="2022-12-02">
            <text:p>02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58] + 1" office:value-type="date" office:date-value="2022-12-03">
            <text:p>03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59] + 1" office:value-type="date" office:date-value="2022-12-04">
            <text:p>04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0] + 1" office:value-type="date" office:date-value="2022-12-05">
            <text:p>05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1] + 1" office:value-type="date" office:date-value="2022-12-06">
            <text:p>06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2] + 1" office:value-type="date" office:date-value="2022-12-07">
            <text:p>07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3] + 1" office:value-type="date" office:date-value="2022-12-08">
            <text:p>08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4] + 1" office:value-type="date" office:date-value="2022-12-09">
            <text:p>09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5] + 1" office:value-type="date" office:date-value="2022-12-10">
            <text:p>10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6] + 1" office:value-type="date" office:date-value="2022-12-11">
            <text:p>11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7] + 1" office:value-type="date" office:date-value="2022-12-12">
            <text:p>12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8] + 1" office:value-type="date" office:date-value="2022-12-13">
            <text:p>13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69] + 1" office:value-type="date" office:date-value="2022-12-14">
            <text:p>14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0] + 1" office:value-type="date" office:date-value="2022-12-15">
            <text:p>15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1] + 1" office:value-type="date" office:date-value="2022-12-16">
            <text:p>16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2] + 1" office:value-type="date" office:date-value="2022-12-17">
            <text:p>17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3] + 1" office:value-type="date" office:date-value="2022-12-18">
            <text:p>18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4] + 1" office:value-type="date" office:date-value="2022-12-19">
            <text:p>19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5] + 1" office:value-type="date" office:date-value="2022-12-20">
            <text:p>20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6] + 1" office:value-type="date" office:date-value="2022-12-21">
            <text:p>21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7] + 1" office:value-type="date" office:date-value="2022-12-22">
            <text:p>22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8] + 1" office:value-type="date" office:date-value="2022-12-23">
            <text:p>23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79] + 1" office:value-type="date" office:date-value="2022-12-24">
            <text:p>24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80] + 1" office:value-type="date" office:date-value="2022-12-25">
            <text:p>25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81] + 1" office:value-type="date" office:date-value="2022-12-26">
            <text:p>26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82] + 1" office:value-type="date" office:date-value="2022-12-27">
            <text:p>27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83] + 1" office:value-type="date" office:date-value="2022-12-28">
            <text:p>28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84] + 1" office:value-type="date" office:date-value="2022-12-29">
            <text:p>29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85] + 1" office:value-type="date" office:date-value="2022-12-30">
            <text:p>30/12/22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286] + 1" office:value-type="date" office:date-value="2022-12-31">
            <text:p>31/12/22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6"/>
          <table:table-cell table:style-name="ce15" table:number-columns-repeated="4"/>
          <table:table-cell table:style-name="ce30"/>
        </table:table-row>
        <table:table-row table:style-name="ro3">
          <table:table-cell table:style-name="ce1" office:value-type="date" office:date-value="2023-01-01">
            <text:p>January 2023</text:p>
          </table:table-cell>
          <table:table-cell table:style-name="ce9" table:number-columns-repeated="3"/>
          <table:table-cell table:style-name="ce21"/>
          <table:table-cell table:style-name="ce30"/>
        </table:table-row>
        <table:table-row table:style-name="ro3">
          <table:table-cell table:style-name="ce2" table:formula="of:=[.A287] + 1" office:value-type="date" office:date-value="2023-01-01">
            <text:p>01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0] + 1" office:value-type="date" office:date-value="2023-01-02">
            <text:p>02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1] + 1" office:value-type="date" office:date-value="2023-01-03">
            <text:p>03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2] + 1" office:value-type="date" office:date-value="2023-01-04">
            <text:p>04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3] + 1" office:value-type="date" office:date-value="2023-01-05">
            <text:p>05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4] + 1" office:value-type="date" office:date-value="2023-01-06">
            <text:p>06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5] + 1" office:value-type="date" office:date-value="2023-01-07">
            <text:p>07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6] + 1" office:value-type="date" office:date-value="2023-01-08">
            <text:p>08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7] + 1" office:value-type="date" office:date-value="2023-01-09">
            <text:p>09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8] + 1" office:value-type="date" office:date-value="2023-01-10">
            <text:p>10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299] + 1" office:value-type="date" office:date-value="2023-01-11">
            <text:p>11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0] + 1" office:value-type="date" office:date-value="2023-01-12">
            <text:p>12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1] + 1" office:value-type="date" office:date-value="2023-01-13">
            <text:p>13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2] + 1" office:value-type="date" office:date-value="2023-01-14">
            <text:p>14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3] + 1" office:value-type="date" office:date-value="2023-01-15">
            <text:p>15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4] + 1" office:value-type="date" office:date-value="2023-01-16">
            <text:p>16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5] + 1" office:value-type="date" office:date-value="2023-01-17">
            <text:p>17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6] + 1" office:value-type="date" office:date-value="2023-01-18">
            <text:p>18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7] + 1" office:value-type="date" office:date-value="2023-01-19">
            <text:p>19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8] + 1" office:value-type="date" office:date-value="2023-01-20">
            <text:p>20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09] + 1" office:value-type="date" office:date-value="2023-01-21">
            <text:p>21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10] + 1" office:value-type="date" office:date-value="2023-01-22">
            <text:p>22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11] + 1" office:value-type="date" office:date-value="2023-01-23">
            <text:p>23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12] + 1" office:value-type="date" office:date-value="2023-01-24">
            <text:p>24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13] + 1" office:value-type="date" office:date-value="2023-01-25">
            <text:p>25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14] + 1" office:value-type="date" office:date-value="2023-01-26">
            <text:p>26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15] + 1" office:value-type="date" office:date-value="2023-01-27">
            <text:p>27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16] + 1" office:value-type="date" office:date-value="2023-01-28">
            <text:p>28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17] + 1" office:value-type="date" office:date-value="2023-01-29">
            <text:p>29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18] + 1" office:value-type="date" office:date-value="2023-01-30">
            <text:p>30/01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319] + 1" office:value-type="date" office:date-value="2023-01-31">
            <text:p>31/01/23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6"/>
          <table:table-cell table:style-name="ce15" table:number-columns-repeated="4"/>
          <table:table-cell table:style-name="ce30"/>
        </table:table-row>
        <table:table-row table:style-name="ro3">
          <table:table-cell table:style-name="ce1" office:value-type="date" office:date-value="2023-02-01">
            <text:p>February 2023</text:p>
          </table:table-cell>
          <table:table-cell table:style-name="ce9" table:number-columns-repeated="3"/>
          <table:table-cell table:style-name="ce21"/>
          <table:table-cell table:style-name="ce30"/>
        </table:table-row>
        <table:table-row table:style-name="ro3">
          <table:table-cell table:style-name="ce2" table:formula="of:=[.A320] + 1" office:value-type="date" office:date-value="2023-02-01">
            <text:p>01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23] + 1" office:value-type="date" office:date-value="2023-02-02">
            <text:p>02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24] + 1" office:value-type="date" office:date-value="2023-02-03">
            <text:p>03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25] + 1" office:value-type="date" office:date-value="2023-02-04">
            <text:p>04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26] + 1" office:value-type="date" office:date-value="2023-02-05">
            <text:p>05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27] + 1" office:value-type="date" office:date-value="2023-02-06">
            <text:p>06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28] + 1" office:value-type="date" office:date-value="2023-02-07">
            <text:p>07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29] + 1" office:value-type="date" office:date-value="2023-02-08">
            <text:p>08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0] + 1" office:value-type="date" office:date-value="2023-02-09">
            <text:p>09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1] + 1" office:value-type="date" office:date-value="2023-02-10">
            <text:p>10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2] + 1" office:value-type="date" office:date-value="2023-02-11">
            <text:p>11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3] + 1" office:value-type="date" office:date-value="2023-02-12">
            <text:p>12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4] + 1" office:value-type="date" office:date-value="2023-02-13">
            <text:p>13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5] + 1" office:value-type="date" office:date-value="2023-02-14">
            <text:p>14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6] + 1" office:value-type="date" office:date-value="2023-02-15">
            <text:p>15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7] + 1" office:value-type="date" office:date-value="2023-02-16">
            <text:p>16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8] + 1" office:value-type="date" office:date-value="2023-02-17">
            <text:p>17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39] + 1" office:value-type="date" office:date-value="2023-02-18">
            <text:p>18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40] + 1" office:value-type="date" office:date-value="2023-02-19">
            <text:p>19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41] + 1" office:value-type="date" office:date-value="2023-02-20">
            <text:p>20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42] + 1" office:value-type="date" office:date-value="2023-02-21">
            <text:p>21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43] + 1" office:value-type="date" office:date-value="2023-02-22">
            <text:p>22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44] + 1" office:value-type="date" office:date-value="2023-02-23">
            <text:p>23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45] + 1" office:value-type="date" office:date-value="2023-02-24">
            <text:p>24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46] + 1" office:value-type="date" office:date-value="2023-02-25">
            <text:p>25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47] + 1" office:value-type="date" office:date-value="2023-02-26">
            <text:p>26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48] + 1" office:value-type="date" office:date-value="2023-02-27">
            <text:p>27/02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349] + 1" office:value-type="date" office:date-value="2023-02-28">
            <text:p>28/02/23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6"/>
          <table:table-cell table:style-name="ce15" table:number-columns-repeated="4"/>
          <table:table-cell table:style-name="ce30"/>
        </table:table-row>
        <table:table-row table:style-name="ro3">
          <table:table-cell table:style-name="ce1" office:value-type="date" office:date-value="2023-03-01">
            <text:p>March 2023</text:p>
          </table:table-cell>
          <table:table-cell table:style-name="ce9" table:number-columns-repeated="3"/>
          <table:table-cell table:style-name="ce21"/>
          <table:table-cell table:style-name="ce30"/>
        </table:table-row>
        <table:table-row table:style-name="ro3">
          <table:table-cell table:style-name="ce2" table:formula="of:=[.A350] + 1" office:value-type="date" office:date-value="2023-03-01">
            <text:p>01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53] + 1" office:value-type="date" office:date-value="2023-03-02">
            <text:p>02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54] + 1" office:value-type="date" office:date-value="2023-03-03">
            <text:p>03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55] + 1" office:value-type="date" office:date-value="2023-03-04">
            <text:p>04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56] + 1" office:value-type="date" office:date-value="2023-03-05">
            <text:p>05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57] + 1" office:value-type="date" office:date-value="2023-03-06">
            <text:p>06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58] + 1" office:value-type="date" office:date-value="2023-03-07">
            <text:p>07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59] + 1" office:value-type="date" office:date-value="2023-03-08">
            <text:p>08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0] + 1" office:value-type="date" office:date-value="2023-03-09">
            <text:p>09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1] + 1" office:value-type="date" office:date-value="2023-03-10">
            <text:p>10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2] + 1" office:value-type="date" office:date-value="2023-03-11">
            <text:p>11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3] + 1" office:value-type="date" office:date-value="2023-03-12">
            <text:p>12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4] + 1" office:value-type="date" office:date-value="2023-03-13">
            <text:p>13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5] + 1" office:value-type="date" office:date-value="2023-03-14">
            <text:p>14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6] + 1" office:value-type="date" office:date-value="2023-03-15">
            <text:p>15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7] + 1" office:value-type="date" office:date-value="2023-03-16">
            <text:p>16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8] + 1" office:value-type="date" office:date-value="2023-03-17">
            <text:p>17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69] + 1" office:value-type="date" office:date-value="2023-03-18">
            <text:p>18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0] + 1" office:value-type="date" office:date-value="2023-03-19">
            <text:p>19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1] + 1" office:value-type="date" office:date-value="2023-03-20">
            <text:p>20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2] + 1" office:value-type="date" office:date-value="2023-03-21">
            <text:p>21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3] + 1" office:value-type="date" office:date-value="2023-03-22">
            <text:p>22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4] + 1" office:value-type="date" office:date-value="2023-03-23">
            <text:p>23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5] + 1" office:value-type="date" office:date-value="2023-03-24">
            <text:p>24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6] + 1" office:value-type="date" office:date-value="2023-03-25">
            <text:p>25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7] + 1" office:value-type="date" office:date-value="2023-03-26">
            <text:p>26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8] + 1" office:value-type="date" office:date-value="2023-03-27">
            <text:p>27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79] + 1" office:value-type="date" office:date-value="2023-03-28">
            <text:p>28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80] + 1" office:value-type="date" office:date-value="2023-03-29">
            <text:p>29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81] + 1" office:value-type="date" office:date-value="2023-03-30">
            <text:p>30/03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382] + 1" office:value-type="date" office:date-value="2023-03-31">
            <text:p>31/03/23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3">
          <table:table-cell table:style-name="ce6"/>
          <table:table-cell table:style-name="ce15" table:number-columns-repeated="4"/>
          <table:table-cell table:style-name="ce30"/>
        </table:table-row>
        <table:table-row table:style-name="ro3">
          <table:table-cell table:style-name="ce1" office:value-type="date" office:date-value="2023-04-01">
            <text:p>April 2023</text:p>
          </table:table-cell>
          <table:table-cell table:style-name="ce9" table:number-columns-repeated="3"/>
          <table:table-cell table:style-name="ce21"/>
          <table:table-cell table:style-name="ce30"/>
        </table:table-row>
        <table:table-row table:style-name="ro3">
          <table:table-cell table:style-name="ce2" table:formula="of:=[.A383] + 1" office:value-type="date" office:date-value="2023-04-01">
            <text:p>01/04/23</text:p>
          </table:table-cell>
          <table:table-cell table:style-name="ce16" table:number-columns-repeated="3"/>
          <table:table-cell table:style-name="ce23"/>
          <table:table-cell/>
        </table:table-row>
        <table:table-row table:style-name="ro3">
          <table:table-cell table:style-name="ce2" table:formula="of:=[.A386] + 1" office:value-type="date" office:date-value="2023-04-02">
            <text:p>02/04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87] + 1" office:value-type="date" office:date-value="2023-04-03">
            <text:p>03/04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2" table:formula="of:=[.A388] + 1" office:value-type="date" office:date-value="2023-04-04">
            <text:p>04/04/23</text:p>
          </table:table-cell>
          <table:table-cell table:number-columns-repeated="3"/>
          <table:table-cell table:style-name="ce23"/>
          <table:table-cell/>
        </table:table-row>
        <table:table-row table:style-name="ro3">
          <table:table-cell table:style-name="ce5" table:formula="of:=[.A389] + 1" office:value-type="date" office:date-value="2023-04-05">
            <text:p>05/04/23</text:p>
          </table:table-cell>
          <table:table-cell table:style-name="ce13" table:number-columns-repeated="3"/>
          <table:table-cell table:style-name="ce26"/>
          <table:table-cell/>
        </table:table-row>
        <table:table-row table:style-name="ro4" table:number-rows-repeated="1048185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">
      <number:currency-symbol number:language="en" number:country="GB">£</number:currency-symbol>
      <number:number number:decimal-places="2" number:min-integer-digits="1" number:grouping="true"/>
    </number:currency-style>
    <number:date-style style:name="N107">
      <number:month number:style="long" number:textual="true"/>
      <number:text> </number:text>
      <number:year number:style="long"/>
    </number:date-style>
    <number:currency-style style:name="N108">
      <number:currency-symbol number:language="en" number:country="GB">£</number:currency-symbol>
      <number:number number:decimal-places="2" number:min-integer-digits="1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8">18/05/2022</text:date>, <text:time>10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ine K</meta:initial-creator>
    <meta:creation-date>2022-04-06T17:51:32.94</meta:creation-date>
    <dc:date>2022-05-18T10:02:21.77</dc:date>
    <dc:creator>Laine K</dc:creator>
    <meta:editing-duration>PT3H45M49S</meta:editing-duration>
    <meta:editing-cycles>57</meta:editing-cycles>
    <meta:generator>OpenOffice/4.1.11$Win32 OpenOffice.org_project/4111m1$Build-9808</meta:generator>
    <meta:document-statistic meta:table-count="3" meta:cell-count="390" meta:object-count="0"/>
  </office:meta>
</office:document-meta>
</file>